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Bold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eac435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312cm" fo:min-width="1.96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45995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904cm" fo:min-width="4.4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e40066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697cm" fo:min-width="3.509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3cea4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522cm" fo:min-width="2.1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5d5d5d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646cm" fo:min-width="2.936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345995" draw:marker-start="" draw:marker-start-width="0.039cm" draw:marker-end="Rounded_20_short_20_Arrow" draw:marker-end-width="0.254cm" draw:fill="none" draw:fill-color="#e40066" draw:fill-image-width="0cm" draw:fill-image-height="0cm" draw:textarea-vertical-align="middle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345995" draw:marker-start="" draw:marker-start-width="0.039cm" draw:marker-end="" draw:marker-end-width="0.039cm" draw:fill="none" draw:fill-color="#e40066" draw:fill-image-width="0cm" draw:fill-image-height="0cm" draw:textarea-vertical-align="middle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03cea4" draw:marker-start="" draw:marker-start-width="0.039cm" draw:marker-end="Rounded_20_short_20_Arrow" draw:marker-end-width="0.254cm" draw:fill="none" draw:fill-color="#e40066" draw:fill-image-width="0cm" draw:fill-image-height="0cm" draw:textarea-vertical-align="middle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svg:stroke-color="#03cea4" draw:marker-start="" draw:marker-start-width="0.039cm" draw:marker-end="" draw:marker-end-width="0.039cm" draw:fill="none" draw:fill-color="#e40066" draw:fill-image-width="0cm" draw:fill-image-height="0cm" draw:textarea-vertical-align="middle" fo:padding-top="0.151cm" fo:padding-bottom="0.151cm" fo:padding-left="0.276cm" fo:padding-right="0.276cm" draw:shadow-offset-x="0.203cm" draw:shadow-offset-y="0.203cm"/>
    </style:style>
    <style:style style:name="gr10" style:family="graphic" style:parent-style-name="standard">
      <style:graphic-properties svg:stroke-width="0.051cm" svg:stroke-color="#e40066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312cm" fo:min-width="1.966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e40066" draw:marker-start="" draw:marker-start-width="0.039cm" draw:marker-end="Rounded_20_short_20_Arrow" draw:marker-end-width="0.254cm" draw:fill="none" draw:fill-color="#e40066" draw:fill-image-width="0cm" draw:fill-image-height="0cm" draw:textarea-vertical-align="middle" fo:padding-top="0.151cm" fo:padding-bottom="0.151cm" fo:padding-left="0.276cm" fo:padding-right="0.276cm" draw:shadow-offset-x="0.203cm" draw:shadow-offset-y="0.203cm"/>
    </style:style>
    <style:style style:name="gr12" style:family="graphic" style:parent-style-name="standard">
      <style:graphic-properties draw:stroke="none" svg:stroke-width="0.051cm" draw:marker-start-width="0.152cm" draw:marker-end-width="0.152cm" draw:fill="none" draw:fill-color="#e40066" draw:fill-image-width="0cm" draw:fill-image-height="0cm" fo:min-height="0.424cm"/>
    </style:style>
    <style:style style:name="gr13" style:family="graphic" style:parent-style-name="standard">
      <style:graphic-properties svg:stroke-width="0.051cm" svg:stroke-color="#345995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336cm" fo:min-width="1.9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345995" draw:marker-start-width="0.152cm" draw:marker-end-width="0.152cm" draw:fill="none" draw:fill-color="#e40066" draw:fill-image-width="0cm" draw:fill-image-height="0cm" fo:min-height="0.424cm"/>
    </style:style>
    <style:style style:name="gr15" style:family="graphic" style:parent-style-name="standard">
      <style:graphic-properties svg:stroke-width="0.076cm" svg:stroke-color="#03cea4" draw:marker-start-width="0.419cm" draw:marker-end-width="0.419cm" draw:fill="solid" draw:fill-color="#ffffff" draw:fill-image-width="0cm" draw:fill-image-height="0cm" draw:textarea-horizontal-align="justify" draw:textarea-vertical-align="middle" draw:auto-grow-height="false" fo:min-height="0.199cm" fo:min-width="0cm" fo:padding-top="0.163cm" fo:padding-bottom="0.163cm" fo:padding-left="0.288cm" fo:padding-right="0.288cm"/>
    </style:style>
    <style:style style:name="gr16" style:family="graphic" style:parent-style-name="standard">
      <style:graphic-properties svg:stroke-width="0.051cm" svg:stroke-color="#e40066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147cm" fo:min-width="1.282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1cm" svg:stroke-color="#345995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18" style:family="graphic" style:parent-style-name="Default_5f_1">
      <style:graphic-properties svg:stroke-width="0.051cm" svg:stroke-color="#345995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19" style:family="graphic" style:parent-style-name="Default_5f_1">
      <style:graphic-properties svg:stroke-width="0.051cm" svg:stroke-color="#345995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345995" draw:marker-start-width="0.076cm" draw:marker-end="Symmetric_20_Arrow" draw:marker-end-width="0.254cm" draw:fill="solid" draw:fill-color="#ffffff" draw:textarea-vertical-align="middle" fo:padding-top="0.15cm" fo:padding-bottom="0.15cm" fo:padding-left="0.275cm" fo:padding-right="0.275cm"/>
    </style:style>
    <style:style style:name="gr21" style:family="graphic" style:parent-style-name="Default_5f_1">
      <style:graphic-properties svg:stroke-width="0.051cm" svg:stroke-color="#eac435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22" style:family="graphic" style:parent-style-name="Default_5f_1">
      <style:graphic-properties svg:stroke-width="0.051cm" svg:stroke-color="#eac435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23" style:family="graphic" style:parent-style-name="Default_5f_1">
      <style:graphic-properties svg:stroke-width="0.051cm" svg:stroke-color="#eac435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eac435" draw:marker-start-width="0.076cm" draw:marker-end="Symmetric_20_Arrow" draw:marker-end-width="0.254cm" draw:fill="solid" draw:fill-color="#ffffff" draw:textarea-vertical-align="middle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26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27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3cea4" draw:marker-start-width="0.076cm" draw:marker-end="Symmetric_20_Arrow" draw:marker-end-width="0.254cm" draw:fill="solid" draw:fill-color="#ffffff" draw:textarea-vertical-align="middle" fo:padding-top="0.15cm" fo:padding-bottom="0.15cm" fo:padding-left="0.275cm" fo:padding-right="0.275cm"/>
    </style:style>
    <style:style style:name="gr29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30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31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e40066" draw:marker-start-width="0.076cm" draw:marker-end="Symmetric_20_Arrow" draw:marker-end-width="0.254cm" draw:fill="solid" draw:fill-color="#fffff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e40066" draw:marker-start-width="0.076cm" draw:marker-end="Symmetric_20_Arrow" draw:marker-end-width="0.076cm" draw:fill="solid" draw:fill-color="#ffffff" draw:textarea-vertical-align="middle" fo:padding-top="0.15cm" fo:padding-bottom="0.15cm" fo:padding-left="0.275cm" fo:padding-right="0.275cm"/>
    </style:style>
    <style:style style:name="gr34" style:family="graphic" style:parent-style-name="Default_5f_1">
      <style:graphic-properties svg:stroke-width="0.051cm" svg:stroke-color="#5d5d5d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35" style:family="graphic" style:parent-style-name="Default_5f_1">
      <style:graphic-properties svg:stroke-width="0.051cm" svg:stroke-color="#5d5d5d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5d5d5d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5d5d5d" draw:marker-start-width="0.076cm" draw:marker-end="Symmetric_20_Arrow" draw:marker-end-width="0.254cm" draw:fill="solid" draw:fill-color="#ffffff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5d5d5d" draw:marker-start-width="0.076cm" draw:marker-end="Symmetric_20_Arrow" draw:marker-end-width="0.076cm" draw:fill="solid" draw:fill-color="#ffffff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345995" draw:marker-start-width="0.076cm" draw:marker-end="Symmetric_20_Arrow" draw:marker-end-width="0.076cm" draw:fill="solid" draw:fill-color="#ffffff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/>
    </style:style>
    <style:style style:name="gr43" style:family="graphic" style:parent-style-name="Default_5f_1">
      <style:graphic-properties svg:stroke-width="0.051cm" svg:stroke-color="#e40066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/>
    </style:style>
    <style:style style:name="gr44" style:family="graphic" style:parent-style-name="objectwithoutfill">
      <style:graphic-properties draw:stroke="none" draw:fill="none" fo:min-height="0.371cm"/>
    </style:style>
    <style:style style:name="gr45" style:family="graphic" style:parent-style-name="Default_5f_1">
      <style:graphic-properties svg:stroke-width="0.025cm" svg:stroke-color="#eac435" draw:marker-start-width="0cm" draw:marker-end-width="0cm" draw:fill="solid" draw:fill-color="#ffffff" draw:textarea-horizontal-align="justify" draw:textarea-vertical-align="middle" draw:auto-grow-height="false" fo:min-height="0.336cm" fo:min-width="0.403cm" fo:padding-top="0.137cm" fo:padding-bottom="0.137cm" fo:padding-left="0.262cm" fo:padding-right="0.262cm"/>
    </style:style>
    <style:style style:name="gr46" style:family="graphic" style:parent-style-name="Default_5f_1">
      <style:graphic-properties svg:stroke-width="0.025cm" svg:stroke-color="#eac435" draw:marker-start-width="0cm" draw:marker-end-width="0cm" draw:fill="solid" draw:fill-color="#ffffff" draw:textarea-horizontal-align="justify" draw:textarea-vertical-align="middle" draw:auto-grow-height="false" fo:min-height="0.97cm" fo:min-width="1.355cm" fo:padding-top="0.137cm" fo:padding-bottom="0.137cm" fo:padding-left="0.262cm" fo:padding-right="0.262cm"/>
    </style:style>
    <style:style style:name="gr47" style:family="graphic" style:parent-style-name="objectwithoutfill">
      <style:graphic-properties svg:stroke-width="0.025cm" svg:stroke-color="#eac435" draw:marker-start-width="0cm" draw:marker-end="Symmetric_20_Arrow" draw:marker-end-width="0.152cm" draw:fill="solid" draw:fill-color="#ffffff" draw:textarea-vertical-align="middle" fo:padding-top="0.137cm" fo:padding-bottom="0.137cm" fo:padding-left="0.262cm" fo:padding-right="0.262cm"/>
    </style:style>
    <style:style style:name="gr48" style:family="graphic" style:parent-style-name="objectwithoutfill">
      <style:graphic-properties svg:stroke-width="0.025cm" svg:stroke-color="#eac435" draw:marker-start-width="0cm" draw:marker-end="Symmetric_20_Arrow" draw:marker-end-width="0.152cm" draw:fill="solid" draw:fill-color="#ffffff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51cm" svg:stroke-color="#e40066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336cm" fo:min-width="1.99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5995" draw:marker-start-width="0.039cm" draw:marker-end-width="0.039cm" draw:fill="solid" draw:fill-color="#ffffff" draw:fill-image-width="0cm" draw:fill-image-height="0cm" draw:textarea-horizontal-align="justify" draw:textarea-vertical-align="middle" draw:auto-grow-height="false" fo:min-height="0.928cm" fo:min-width="4.486cm" fo:padding-top="0.151cm" fo:padding-bottom="0.151cm" fo:padding-left="0.276cm" fo:padding-right="0.276cm"/>
    </style:style>
    <style:style style:name="gr51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336cm" fo:min-width="0.403cm" fo:padding-top="0.15cm" fo:padding-bottom="0.15cm" fo:padding-left="0.275cm" fo:padding-right="0.275cm" draw:shadow="hidden"/>
    </style:style>
    <style:style style:name="gr52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draw:shadow="hidden"/>
    </style:style>
    <style:style style:name="gr53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149cm" fo:min-width="1.169cm" fo:padding-top="0.15cm" fo:padding-bottom="0.15cm" fo:padding-left="0.275cm" fo:padding-right="0.275cm" draw:shadow="hidden"/>
    </style:style>
    <style:style style:name="gr54" style:family="graphic" style:parent-style-name="Default_5f_1">
      <style:graphic-properties svg:stroke-width="0.051cm" svg:stroke-color="#03cea4" draw:marker-start-width="0.076cm" draw:marker-end-width="0.076cm" draw:fill="solid" draw:fill-color="#ffffff" draw:textarea-horizontal-align="justify" draw:textarea-vertical-align="middle" draw:auto-grow-height="false" fo:min-height="0.335cm" fo:min-width="1.35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eac435" style:font-name="Ubuntu Mono2" fo:font-size="12pt" fo:letter-spacing="0.035cm" fo:font-style="normal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345995" style:font-name="Ubuntu Mono2" fo:font-size="12pt" fo:letter-spacing="0.035cm" fo:font-style="normal" fo:font-weight="bold" style:font-size-asian="18pt" style:font-size-complex="18pt"/>
    </style:style>
    <style:style style:name="P4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e40066" style:font-name="Ubuntu Mono2" fo:font-size="12pt" fo:letter-spacing="0.035cm" fo:font-style="normal" fo:font-weight="bold" fo:background-color="transparent" style:font-size-asian="18pt" style:font-size-complex="18pt"/>
    </style:style>
    <style:style style:name="P5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03cea4" style:font-name="Ubuntu Mono2" fo:font-size="12pt" fo:letter-spacing="0.035cm" fo:font-weight="bold" style:font-size-asian="18pt" style:font-size-complex="18pt"/>
    </style:style>
    <style:style style:name="P6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5d5d5d" style:font-name="Ubuntu Mono2" fo:font-size="12pt" fo:letter-spacing="0.035cm" fo:font-weight="bold" style:font-size-asian="18pt" style:font-size-complex="18pt"/>
    </style:style>
    <style:style style:name="P7" style:family="paragraph">
      <loext:graphic-properties draw:fill="none" draw:fill-color="#e40066" draw:fill-image-width="0cm" draw:fill-image-height="0cm"/>
      <style:paragraph-properties fo:text-align="center"/>
    </style:style>
    <style:style style:name="P8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e40066" style:font-name="Ubuntu Mono2" fo:font-size="12pt" fo:letter-spacing="0.035cm" fo:font-style="normal" fo:font-weight="bold" style:font-size-asian="18pt" style:font-weight-asian="bold" style:font-size-complex="18pt" style:font-weight-complex="600"/>
    </style:style>
    <style:style style:name="P9" style:family="paragraph">
      <loext:graphic-properties draw:fill="none" draw:fill-color="#e40066" draw:fill-image-width="0cm" draw:fill-image-height="0cm"/>
      <style:paragraph-properties fo:text-align="center"/>
      <style:text-properties fo:text-transform="uppercase" fo:color="#e40066" style:font-name="Ubuntu Mono2" fo:font-size="12pt" fo:font-style="normal" fo:font-weight="bold" style:font-weight-complex="600"/>
    </style:style>
    <style:style style:name="P10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345995" style:font-name="Ubuntu Mono2" fo:font-size="12pt" fo:letter-spacing="0.035cm" fo:font-style="normal" fo:font-weight="bold" style:font-size-asian="18pt" style:font-weight-asian="bold" style:font-size-complex="18pt" style:font-weight-complex="600"/>
    </style:style>
    <style:style style:name="P11" style:family="paragraph">
      <loext:graphic-properties draw:fill="none" draw:fill-color="#e40066" draw:fill-image-width="0cm" draw:fill-image-height="0cm"/>
      <style:paragraph-properties fo:text-align="center"/>
      <style:text-properties fo:color="#345995"/>
    </style:style>
    <style:style style:name="P12" style:family="paragraph">
      <loext:graphic-properties draw:fill="none" draw:fill-color="#e40066" draw:fill-image-width="0cm" draw:fill-image-height="0cm"/>
      <style:paragraph-properties fo:text-align="center"/>
      <style:text-properties fo:text-transform="uppercase" fo:color="#345995" style:font-name="Ubuntu Mono2" fo:font-size="12pt" fo:font-style="normal" fo:font-weight="bold" style:font-weight-complex="600"/>
    </style:style>
    <style:style style:name="P13" style:family="paragraph">
      <loext:graphic-properties draw:fill="solid" draw:fill-color="#ffffff" draw:fill-image-width="0cm" draw:fill-image-height="0cm"/>
      <style:paragraph-properties fo:text-align="center"/>
    </style:style>
    <style:style style:name="P14" style:family="paragraph">
      <loext:graphic-properties draw:fill="solid" draw:fill-color="#ffffff" draw:fill-image-width="0cm" draw:fill-image-height="0cm"/>
      <style:paragraph-properties fo:text-align="center"/>
      <style:text-properties fo:text-transform="uppercase" fo:color="#e40066" style:font-name="Ubuntu Mono2" fo:font-size="12pt" fo:letter-spacing="0.035cm" fo:font-weight="bold" style:font-size-asian="18pt" style:font-size-complex="18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text-transform="uppercase" fo:color="#e40066" style:font-name="Ubuntu Mono2" fo:font-size="8pt" fo:letter-spacing="0.035cm" fo:font-weight="bold" style:font-size-asian="8pt" style:font-size-complex="8pt"/>
    </style:style>
    <style:style style:name="P17" style:family="paragraph">
      <loext:graphic-properties draw:fill="solid" draw:fill-color="#ffffff"/>
      <style:paragraph-properties fo:text-align="center"/>
      <style:text-properties fo:text-transform="uppercase" fo:color="#e40066" style:font-name="Ubuntu Mono2" fo:font-size="10.5pt" fo:letter-spacing="0.035cm" fo:font-weight="bold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  <style:text-properties fo:text-transform="uppercase" fo:color="#e40066" style:font-name="Ubuntu Mono2" fo:font-size="10.5pt" fo:letter-spacing="0.035cm" fo:font-weight="bold" style:font-size-asian="10.5pt" style:font-size-complex="10.5pt"/>
    </style:style>
    <style:style style:name="P19" style:family="paragraph">
      <loext:graphic-properties draw:fill="none"/>
      <style:paragraph-properties fo:text-align="center"/>
      <style:text-properties fo:text-transform="uppercase" fo:color="#e40066" style:font-name="Ubuntu Mono2" fo:font-size="10.5pt" fo:letter-spacing="0.035cm" fo:font-weight="bold" style:font-size-asian="18pt" style:font-size-complex="18pt"/>
    </style:style>
    <style:style style:name="P20" style:family="paragraph">
      <loext:graphic-properties draw:fill="solid" draw:fill-color="#ffffff"/>
      <style:paragraph-properties fo:text-align="center"/>
      <style:text-properties fo:text-transform="uppercase" fo:color="#eac435" style:font-name="Ubuntu Mono2" fo:font-size="6pt" fo:letter-spacing="0.035cm" fo:font-weight="bold" style:font-size-asian="18pt" style:font-size-complex="18pt"/>
    </style:style>
    <style:style style:name="P21" style:family="paragraph">
      <loext:graphic-properties draw:fill="solid" draw:fill-color="#ffffff"/>
      <style:paragraph-properties fo:text-align="center"/>
      <style:text-properties fo:text-transform="uppercase" fo:color="#03cea4" style:font-name="Ubuntu Mono2" fo:font-size="10.5pt" fo:letter-spacing="0.035cm" fo:font-weight="bold" style:font-size-asian="18pt" style:font-size-complex="18pt"/>
    </style:style>
    <style:style style:name="T1" style:family="text">
      <style:text-properties fo:text-transform="uppercase" fo:color="#eac435" style:font-name="Ubuntu Mono2" fo:font-size="12pt" fo:letter-spacing="0.035cm" fo:font-style="normal" fo:font-weight="bold" style:font-size-asian="18pt" style:font-weight-asian="bold" style:font-size-complex="18pt" style:font-weight-complex="bold"/>
    </style:style>
    <style:style style:name="T2" style:family="text">
      <style:text-properties fo:text-transform="uppercase" fo:color="#345995" style:font-name="Ubuntu Mono2" fo:font-size="12pt" fo:letter-spacing="0.035cm" fo:font-style="normal" fo:font-weight="bold" style:font-size-asian="18pt" style:font-size-complex="18pt"/>
    </style:style>
    <style:style style:name="T3" style:family="text">
      <style:text-properties fo:text-transform="uppercase" fo:color="#e40066" style:font-name="Ubuntu Mono2" fo:font-size="12pt" fo:letter-spacing="0.035cm" fo:font-style="normal" fo:font-weight="bold" fo:background-color="transparent" style:font-size-asian="18pt" style:font-size-complex="18pt"/>
    </style:style>
    <style:style style:name="T4" style:family="text">
      <style:text-properties fo:text-transform="uppercase" fo:color="#03cea4" style:font-name="Ubuntu Mono2" fo:font-size="12pt" fo:letter-spacing="0.035cm" fo:font-weight="bold" style:font-size-asian="18pt" style:font-size-complex="18pt"/>
    </style:style>
    <style:style style:name="T5" style:family="text">
      <style:text-properties fo:text-transform="uppercase" fo:color="#5d5d5d" style:font-name="Ubuntu Mono2" fo:font-size="12pt" fo:letter-spacing="0.035cm" fo:font-weight="bold" style:font-size-asian="18pt" style:font-size-complex="18pt"/>
    </style:style>
    <style:style style:name="T6" style:family="text">
      <style:text-properties fo:text-transform="uppercase" fo:color="#e40066" style:font-name="Ubuntu Mono2" fo:font-size="12pt" fo:letter-spacing="0.035cm" fo:font-style="normal" fo:font-weight="bold" style:font-size-asian="18pt" style:font-weight-asian="bold" style:font-size-complex="18pt" style:font-weight-complex="600"/>
    </style:style>
    <style:style style:name="T7" style:family="text">
      <style:text-properties fo:text-transform="uppercase" fo:color="#345995" style:font-name="Ubuntu Mono2" fo:font-size="12pt" fo:letter-spacing="0.035cm" fo:font-style="normal" fo:font-weight="bold" style:font-size-asian="18pt" style:font-weight-asian="bold" style:font-size-complex="18pt" style:font-weight-complex="600"/>
    </style:style>
    <style:style style:name="T8" style:family="text">
      <style:text-properties fo:text-transform="uppercase" fo:color="#e40066" style:font-name="Ubuntu Mono2" fo:font-size="12pt" fo:letter-spacing="0.035cm" fo:font-weight="bold" style:font-size-asian="18pt" style:font-size-complex="18pt"/>
    </style:style>
    <style:style style:name="T9" style:family="text">
      <style:text-properties fo:text-transform="uppercase" fo:color="#e40066" style:font-name="Ubuntu Mono2" fo:font-size="8pt" fo:letter-spacing="0.035cm" fo:font-weight="bold" style:font-size-asian="8pt" style:font-size-complex="8pt"/>
    </style:style>
    <style:style style:name="T10" style:family="text">
      <style:text-properties fo:text-transform="uppercase" fo:color="#e40066" style:font-name="Ubuntu Mono2" fo:font-size="10.5pt" fo:letter-spacing="0.035cm" fo:font-weight="bold" style:font-size-asian="18pt" style:font-size-complex="18pt"/>
    </style:style>
    <style:style style:name="T11" style:family="text">
      <style:text-properties fo:text-transform="uppercase" fo:color="#e40066" style:font-name="Ubuntu Mono2" fo:font-size="10.5pt" fo:letter-spacing="0.035cm" fo:font-weight="bold" style:font-size-asian="10.5pt" style:font-size-complex="10.5pt"/>
    </style:style>
    <style:style style:name="T12" style:family="text">
      <style:text-properties fo:text-transform="uppercase" fo:color="#eac435" style:font-name="Ubuntu Mono2" fo:font-size="6pt" fo:letter-spacing="0.035cm" fo:font-weight="bold" style:font-size-asian="18pt" style:font-size-complex="18pt"/>
    </style:style>
    <style:style style:name="T13" style:family="text">
      <style:text-properties fo:text-transform="uppercase" fo:color="#eac435" style:font-name="Ubuntu Mono2" fo:font-size="6pt" fo:letter-spacing="0.035cm" fo:font-style="italic" fo:font-weight="bold" style:font-size-asian="18pt" style:font-style-asian="italic" style:font-size-complex="18pt" style:font-style-complex="italic"/>
    </style:style>
    <style:style style:name="T14" style:family="text">
      <style:text-properties fo:text-transform="uppercase" fo:color="#03cea4" style:font-name="Ubuntu Mono2" fo:font-size="10.5pt" fo:letter-spacing="0.035cm" fo:font-weight="bold" style:font-size-asian="18pt" style:font-size-complex="18pt"/>
    </style:style>
    <style:style style:name="T15" style:family="text">
      <style:text-properties fo:text-transform="uppercase" fo:color="#03cea4" style:font-name="Ubuntu Mono2" fo:font-size="10.5pt" fo:letter-spacing="0.035cm" fo:font-weight="bold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78cm" svg:height="1.27cm" svg:x="1cm" svg:y="1cm">
          <text:p text:style-name="P1"><text:span text:style-name="T1">decis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5.078cm" svg:height="1.27cm" svg:x="6.34cm" svg:y="1cm">
          <text:p text:style-name="P1"><text:span text:style-name="T2">process</text:span></text:p>
          <draw:enhanced-geometry svg:viewBox="0 0 21600 21600" draw:path-stretchpoint-x="10800" draw:path-stretchpoint-y="10800" draw:text-areas="?f3 ?f4 ?f5 ?f6" draw:type="round-rectangle" draw:modifiers="1181.11019055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78cm" svg:height="1.27cm" svg:x="11.799cm" svg:y="1cm">
          <text:p text:style-name="P1"><text:span text:style-name="T3">Database 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5" draw:layer="layout" svg:width="3.174cm" svg:height="1.27cm" svg:x="17.409cm" svg:y="1cm">
          <text:p text:style-name="P1"><text:span text:style-name="T4">file</text:span></text:p>
          <text:p text:style-name="P1"><text:span text:style-name="T4">sys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draw:layer="layout" svg:width="3.81cm" svg:height="1.27cm" svg:x="6.461cm" svg:y="4.175cm">
          <text:p text:style-name="P1"><text:span text:style-name="T5">End Progra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7" draw:layer="layout" svg:x1="6.334cm" svg:y1="6.08cm" svg:x2="11.414cm" svg:y2="6.08cm">
          <text:p/>
        </draw:line>
        <draw:line draw:style-name="gr7" draw:text-style-name="P7" draw:layer="layout" svg:x1="6.315cm" svg:y1="6.58cm" svg:x2="11.395cm" svg:y2="6.58cm">
          <text:p/>
        </draw:line>
        <draw:line draw:style-name="gr8" draw:text-style-name="P7" draw:layer="layout" svg:x1="12.811cm" svg:y1="4.19cm" svg:x2="12.811cm" svg:y2="6.715cm">
          <text:p/>
        </draw:line>
        <draw:line draw:style-name="gr9" draw:text-style-name="P7" draw:layer="layout" svg:x1="13.7cm" svg:y1="4.175cm" svg:x2="13.7cm" svg:y2="6.715cm">
          <text:p/>
        </draw:line>
        <draw:custom-shape draw:style-name="gr10" draw:text-style-name="P8" draw:layer="layout" svg:width="5.078cm" svg:height="1.27cm" svg:x="6.301cm" svg:y="9.001cm">
          <text:p text:style-name="P1"><text:span text:style-name="T6">A &gt;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1" draw:text-style-name="P7" draw:layer="layout" svg:x1="8.874cm" svg:y1="7.858cm" svg:x2="8.874cm" svg:y2="9.001cm">
          <text:p/>
        </draw:line>
        <draw:line draw:style-name="gr11" draw:text-style-name="P7" draw:layer="layout" svg:x1="8.874cm" svg:y1="10.24cm" svg:x2="8.874cm" svg:y2="11.383cm">
          <text:p/>
        </draw:line>
        <draw:line draw:style-name="gr11" draw:text-style-name="P7" draw:layer="layout" svg:x1="11.414cm" svg:y1="9.636cm" svg:x2="12.811cm" svg:y2="9.636cm">
          <text:p/>
        </draw:line>
        <draw:frame draw:style-name="gr12" draw:text-style-name="P9" draw:layer="layout" svg:width="1.705cm" svg:height="0.674cm" svg:x="11.133cm" svg:y="8.961cm">
          <draw:text-box>
            <text:p text:style-name="P1"><text:span text:style-name="T6">false</text:span></text:p>
          </draw:text-box>
        </draw:frame>
        <draw:frame draw:style-name="gr12" draw:text-style-name="P9" draw:layer="layout" svg:width="1.524cm" svg:height="0.674cm" svg:x="8.874cm" svg:y="10.271cm">
          <draw:text-box>
            <text:p text:style-name="P1"><text:span text:style-name="T6">true</text:span></text:p>
          </draw:text-box>
        </draw:frame>
        <draw:custom-shape draw:style-name="gr13" draw:text-style-name="P10" draw:layer="layout" svg:width="5.078cm" svg:height="1.27cm" svg:x="13.689cm" svg:y="8.989cm">
          <text:p text:style-name="P1"><text:span text:style-name="T7">A &gt;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1" draw:layer="layout" svg:x1="16.262cm" svg:y1="7.846cm" svg:x2="16.262cm" svg:y2="8.989cm">
          <text:p/>
        </draw:line>
        <draw:line draw:style-name="gr6" draw:text-style-name="P11" draw:layer="layout" svg:x1="16.262cm" svg:y1="10.228cm" svg:x2="16.262cm" svg:y2="11.371cm">
          <text:p/>
        </draw:line>
        <draw:line draw:style-name="gr6" draw:text-style-name="P11" draw:layer="layout" svg:x1="18.802cm" svg:y1="9.624cm" svg:x2="20.199cm" svg:y2="9.624cm">
          <text:p/>
        </draw:line>
        <draw:frame draw:style-name="gr14" draw:text-style-name="P12" draw:layer="layout" svg:width="1.705cm" svg:height="0.674cm" svg:x="18.521cm" svg:y="8.949cm">
          <draw:text-box>
            <text:p text:style-name="P1"><text:span text:style-name="T7">false</text:span></text:p>
          </draw:text-box>
        </draw:frame>
        <draw:frame draw:style-name="gr14" draw:text-style-name="P12" draw:layer="layout" svg:width="1.524cm" svg:height="0.674cm" svg:x="16.262cm" svg:y="10.259cm">
          <draw:text-box>
            <text:p text:style-name="P1"><text:span text:style-name="T7">true</text:span></text:p>
          </draw:text-box>
        </draw:frame>
        <draw:custom-shape draw:style-name="gr15" draw:text-style-name="P13" draw:layer="layout" svg:width="0.635cm" svg:height="0.635cm" svg:x="11.287cm" svg:y="4.5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4" draw:layer="layout" svg:width="2.032cm" svg:height="0.635cm" svg:x="7.858cm" svg:y="11.414cm">
          <text:p text:style-name="P1"><text:span text:style-name="T8">⯃</text:span><text:span text:style-name="T8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custom-shape draw:style-name="gr17" draw:text-style-name="P15" xml:id="id2" draw:id="id2" draw:layer="layout" svg:width="1.905cm" svg:height="1.27cm" svg:x="1.381cm" svg:y="3.1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5" xml:id="id1" draw:id="id1" draw:layer="layout" svg:width="1.905cm" svg:height="1.27cm" svg:x="1.381cm" svg:y="1.3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xml:id="id4" draw:id="id4" draw:layer="layout" svg:width="1.905cm" svg:height="0.635cm" svg:x="1.381cm" svg:y="6.78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5" xml:id="id3" draw:id="id3" draw:layer="layout" svg:width="1.905cm" svg:height="1.27cm" svg:x="1.381cm" svg:y="4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5" xml:id="id5" draw:id="id5" draw:layer="layout" svg:width="1.905cm" svg:height="1.27cm" svg:x="3.97cm" svg:y="3.1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5" draw:layer="layout" draw:type="line" svg:x1="2.334cm" svg:y1="2.651cm" svg:x2="2.334cm" svg:y2="3.132cm" draw:start-shape="id1" draw:start-glue-point="6" draw:end-shape="id2" draw:end-glue-point="4" svg:d="M2334 2651v481" svg:viewBox="0 0 1 482">
          <text:p/>
        </draw:connector>
        <draw:connector draw:style-name="gr20" draw:text-style-name="P15" draw:layer="layout" draw:type="line" svg:x1="2.334cm" svg:y1="4.402cm" svg:x2="2.334cm" svg:y2="4.91cm" draw:start-shape="id2" draw:start-glue-point="6" draw:end-shape="id3" draw:end-glue-point="4" svg:d="M2334 4402v508" svg:viewBox="0 0 1 509">
          <text:p/>
        </draw:connector>
        <draw:connector draw:style-name="gr20" draw:text-style-name="P15" draw:layer="layout" draw:type="line" svg:x1="2.334cm" svg:y1="6.18cm" svg:x2="2.334cm" svg:y2="6.788cm" draw:start-shape="id3" draw:start-glue-point="6" draw:end-shape="id4" draw:end-glue-point="4" svg:d="M2334 6180v608" svg:viewBox="0 0 1 609">
          <text:p/>
        </draw:connector>
        <draw:connector draw:style-name="gr20" draw:text-style-name="P15" draw:layer="layout" draw:type="line" svg:x1="3.286cm" svg:y1="3.767cm" svg:x2="3.97cm" svg:y2="3.794cm" draw:start-shape="id2" draw:start-glue-point="7" draw:end-shape="id5" draw:end-glue-point="5" svg:d="M3286 3767l684 27" svg:viewBox="0 0 685 28">
          <text:p/>
        </draw:connector>
        <draw:connector draw:style-name="gr20" draw:text-style-name="P15" draw:layer="layout" svg:x1="4.923cm" svg:y1="4.429cm" svg:x2="3.286cm" svg:y2="7.106cm" draw:start-shape="id5" draw:start-glue-point="6" draw:end-shape="id4" draw:end-glue-point="7" svg:d="M4923 4429v2677h-1637" svg:viewBox="0 0 1638 2678">
          <text:p/>
        </draw:connector>
        <draw:custom-shape draw:style-name="gr21" draw:text-style-name="P15" xml:id="id7" draw:id="id7" draw:layer="layout" svg:width="1.905cm" svg:height="1.27cm" svg:x="7.881cm" svg:y="3.1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6" draw:id="id6" draw:layer="layout" svg:width="1.905cm" svg:height="1.27cm" svg:x="7.881cm" svg:y="1.3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5" xml:id="id9" draw:id="id9" draw:layer="layout" svg:width="1.905cm" svg:height="0.635cm" svg:x="7.881cm" svg:y="6.78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xml:id="id8" draw:id="id8" draw:layer="layout" svg:width="1.905cm" svg:height="1.27cm" svg:x="7.881cm" svg:y="4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0" draw:id="id10" draw:layer="layout" svg:width="1.905cm" svg:height="1.27cm" svg:x="10.47cm" svg:y="3.1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5" draw:layer="layout" draw:type="line" svg:x1="8.834cm" svg:y1="2.651cm" svg:x2="8.834cm" svg:y2="3.132cm" draw:start-shape="id6" draw:start-glue-point="6" draw:end-shape="id7" draw:end-glue-point="4" svg:d="M8834 2651v481" svg:viewBox="0 0 1 482">
          <text:p/>
        </draw:connector>
        <draw:connector draw:style-name="gr24" draw:text-style-name="P15" draw:layer="layout" draw:type="line" svg:x1="8.834cm" svg:y1="4.402cm" svg:x2="8.834cm" svg:y2="4.91cm" draw:start-shape="id7" draw:start-glue-point="6" draw:end-shape="id8" draw:end-glue-point="4" svg:d="M8834 4402v508" svg:viewBox="0 0 1 509">
          <text:p/>
        </draw:connector>
        <draw:connector draw:style-name="gr24" draw:text-style-name="P15" draw:layer="layout" draw:type="line" svg:x1="8.834cm" svg:y1="6.18cm" svg:x2="8.834cm" svg:y2="6.788cm" draw:start-shape="id8" draw:start-glue-point="6" draw:end-shape="id9" draw:end-glue-point="4" svg:d="M8834 6180v608" svg:viewBox="0 0 1 609">
          <text:p/>
        </draw:connector>
        <draw:connector draw:style-name="gr24" draw:text-style-name="P15" draw:layer="layout" draw:type="line" svg:x1="9.786cm" svg:y1="3.767cm" svg:x2="10.47cm" svg:y2="3.794cm" draw:start-shape="id7" draw:start-glue-point="7" draw:end-shape="id10" draw:end-glue-point="5" svg:d="M9786 3767l684 27" svg:viewBox="0 0 685 28">
          <text:p/>
        </draw:connector>
        <draw:connector draw:style-name="gr24" draw:text-style-name="P15" draw:layer="layout" svg:x1="12.375cm" svg:y1="3.794cm" svg:x2="9.786cm" svg:y2="2.016cm" draw:start-shape="id10" draw:start-glue-point="7" draw:end-shape="id6" draw:end-glue-point="7" svg:d="M12375 3794h526v-1778h-3115" svg:viewBox="0 0 3116 1779">
          <text:p/>
        </draw:connector>
        <draw:custom-shape draw:style-name="gr25" draw:text-style-name="P15" xml:id="id12" draw:id="id12" draw:layer="layout" svg:width="1.905cm" svg:height="1.27cm" svg:x="14.781cm" svg:y="3.1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15" xml:id="id11" draw:id="id11" draw:layer="layout" svg:width="1.905cm" svg:height="1.27cm" svg:x="14.781cm" svg:y="1.3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draw:layer="layout" svg:width="1.905cm" svg:height="0.635cm" svg:x="14.781cm" svg:y="4.88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8" draw:text-style-name="P15" draw:layer="layout" draw:type="line" svg:x1="15.734cm" svg:y1="2.651cm" svg:x2="15.734cm" svg:y2="3.132cm" draw:start-shape="id11" draw:start-glue-point="6" draw:end-shape="id12" draw:end-glue-point="4" svg:d="M15734 2651v481" svg:viewBox="0 0 1 482">
          <text:p/>
        </draw:connector>
        <draw:connector draw:style-name="gr28" draw:text-style-name="P15" draw:layer="layout" draw:type="line" svg:x1="15.734cm" svg:y1="4.402cm" svg:x2="15.734cm" svg:y2="4.91cm" draw:start-shape="id12" draw:start-glue-point="6" svg:d="M15734 4402v508" svg:viewBox="0 0 1 509">
          <text:p/>
        </draw:connector>
        <draw:connector draw:style-name="gr28" draw:text-style-name="P15" draw:layer="layout" draw:type="line" svg:x1="16.686cm" svg:y1="3.767cm" svg:x2="17.37cm" svg:y2="3.794cm" draw:start-shape="id12" draw:start-glue-point="7" svg:d="M16686 3767l684 27" svg:viewBox="0 0 685 28">
          <text:p/>
        </draw:connector>
        <draw:custom-shape draw:style-name="gr27" draw:text-style-name="P15" draw:layer="layout" svg:width="1.905cm" svg:height="0.635cm" svg:x="17.356cm" svg:y="3.51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5" xml:id="id14" draw:id="id14" draw:layer="layout" svg:width="1.905cm" svg:height="1.27cm" svg:x="14.794cm" svg:y="7.8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5" xml:id="id13" draw:id="id13" draw:layer="layout" svg:width="1.905cm" svg:height="1.27cm" svg:x="14.794cm" svg:y="6.1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5" xml:id="id16" draw:id="id16" draw:layer="layout" svg:width="1.905cm" svg:height="0.635cm" svg:x="14.794cm" svg:y="11.54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5" xml:id="id17" draw:id="id17" draw:layer="layout" svg:width="1.905cm" svg:height="1.27cm" svg:x="17.383cm" svg:y="7.9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5" draw:layer="layout" draw:type="line" svg:x1="15.747cm" svg:y1="7.404cm" svg:x2="15.747cm" svg:y2="7.885cm" draw:start-shape="id13" draw:start-glue-point="6" draw:end-shape="id14" draw:end-glue-point="4" svg:d="M15747 7404v481" svg:viewBox="0 0 1 482">
          <text:p/>
        </draw:connector>
        <draw:connector draw:style-name="gr32" draw:text-style-name="P15" draw:layer="layout" draw:type="line" svg:x1="15.747cm" svg:y1="9.155cm" svg:x2="15.747cm" svg:y2="9.785cm" draw:start-shape="id14" draw:start-glue-point="6" draw:end-shape="id15" draw:end-glue-point="4" svg:d="M15747 9155v630" svg:viewBox="0 0 1 631">
          <text:p/>
        </draw:connector>
        <draw:connector draw:style-name="gr32" draw:text-style-name="P15" draw:layer="layout" draw:type="line" svg:x1="15.747cm" svg:y1="10.933cm" svg:x2="15.747cm" svg:y2="11.541cm" draw:end-shape="id16" draw:end-glue-point="4" svg:d="M15747 10933v608" svg:viewBox="0 0 1 609">
          <text:p/>
        </draw:connector>
        <draw:connector draw:style-name="gr32" draw:text-style-name="P15" draw:layer="layout" draw:type="line" svg:x1="16.699cm" svg:y1="8.52cm" svg:x2="17.383cm" svg:y2="8.547cm" draw:start-shape="id14" draw:start-glue-point="7" draw:end-shape="id17" draw:end-glue-point="5" svg:d="M16699 8520l684 27" svg:viewBox="0 0 685 28">
          <text:p/>
        </draw:connector>
        <draw:connector draw:style-name="gr33" draw:text-style-name="P15" draw:layer="layout" svg:x1="19.288cm" svg:y1="8.547cm" svg:x2="16.699cm" svg:y2="11.859cm" draw:start-shape="id17" draw:start-glue-point="7" draw:end-shape="id16" draw:end-glue-point="7" svg:d="M19288 8547h526v3312h-3115" svg:viewBox="0 0 3116 3313">
          <text:p/>
        </draw:connector>
        <draw:custom-shape draw:style-name="gr29" draw:text-style-name="P15" xml:id="id15" draw:id="id15" draw:layer="layout" svg:width="1.905cm" svg:height="1.27cm" svg:x="14.794cm" svg:y="9.78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5" xml:id="id18" draw:id="id18" draw:layer="layout" svg:width="1.905cm" svg:height="1.27cm" svg:x="17.383cm" svg:y="9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5" draw:layer="layout" draw:type="line" svg:x1="16.699cm" svg:y1="10.42cm" svg:x2="17.383cm" svg:y2="10.447cm" draw:start-shape="id15" draw:start-glue-point="7" draw:end-shape="id18" draw:end-glue-point="5" svg:d="M16699 10420l684 27" svg:viewBox="0 0 685 28">
          <text:p/>
        </draw:connector>
        <draw:connector draw:style-name="gr32" draw:text-style-name="P15" draw:layer="layout" svg:x1="19.288cm" svg:y1="10.447cm" svg:x2="16.699cm" svg:y2="11.859cm" draw:start-shape="id18" draw:start-glue-point="7" draw:end-shape="id16" draw:end-glue-point="7" svg:d="M19288 10447h526v1412h-3115" svg:viewBox="0 0 3116 1413">
          <text:p/>
        </draw:connector>
        <draw:custom-shape draw:style-name="gr34" draw:text-style-name="P15" xml:id="id20" draw:id="id20" draw:layer="layout" svg:width="1.905cm" svg:height="1.27cm" svg:x="1.212cm" svg:y="12.5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15" xml:id="id19" draw:id="id19" draw:layer="layout" svg:width="1.905cm" svg:height="1.27cm" svg:x="1.212cm" svg:y="10.7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5" xml:id="id23" draw:id="id23" draw:layer="layout" svg:width="1.905cm" svg:height="0.635cm" svg:x="1.212cm" svg:y="18.086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15" draw:layer="layout" draw:type="line" svg:x1="2.165cm" svg:y1="12.049cm" svg:x2="2.165cm" svg:y2="12.53cm" draw:start-shape="id19" draw:start-glue-point="6" draw:end-shape="id20" draw:end-glue-point="4" svg:d="M2165 12049v481" svg:viewBox="0 0 1 482">
          <text:p/>
        </draw:connector>
        <draw:connector draw:style-name="gr37" draw:text-style-name="P15" draw:layer="layout" draw:type="line" svg:x1="2.165cm" svg:y1="13.8cm" svg:x2="2.165cm" svg:y2="14.43cm" draw:start-shape="id20" draw:start-glue-point="6" draw:end-shape="id21" draw:end-glue-point="4" svg:d="M2165 13800v630" svg:viewBox="0 0 1 631">
          <text:p/>
        </draw:connector>
        <draw:connector draw:style-name="gr37" draw:text-style-name="P15" draw:layer="layout" draw:type="line" svg:x1="2.165cm" svg:y1="15.578cm" svg:x2="2.165cm" svg:y2="16.231cm" draw:end-shape="id22" draw:end-glue-point="4" svg:d="M2165 15578v653" svg:viewBox="0 0 1 654">
          <text:p/>
        </draw:connector>
        <draw:custom-shape draw:style-name="gr34" draw:text-style-name="P15" xml:id="id21" draw:id="id21" draw:layer="layout" svg:width="1.905cm" svg:height="1.27cm" svg:x="1.212cm" svg:y="14.4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8" draw:text-style-name="P15" draw:layer="layout" draw:line-skew="0.684cm" svg:x1="3.117cm" svg:y1="13.165cm" svg:x2="3.117cm" svg:y2="18.404cm" draw:start-shape="id20" draw:start-glue-point="7" draw:end-shape="id23" draw:end-glue-point="7" svg:d="M3117 13165h1210v5239h-1210" svg:viewBox="0 0 1211 5240">
          <text:p/>
        </draw:connector>
        <draw:custom-shape draw:style-name="gr34" draw:text-style-name="P15" xml:id="id22" draw:id="id22" draw:layer="layout" svg:width="1.905cm" svg:height="1.27cm" svg:x="1.212cm" svg:y="16.23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7" draw:text-style-name="P15" draw:layer="layout" draw:type="line" svg:x1="2.165cm" svg:y1="17.501cm" svg:x2="2.164cm" svg:y2="18.086cm" draw:start-shape="id22" draw:start-glue-point="6" draw:end-shape="id23" draw:end-glue-point="0" svg:d="M2165 17501l-1 585" svg:viewBox="0 0 2 586">
          <text:p/>
        </draw:connector>
        <draw:connector draw:style-name="gr38" draw:text-style-name="P15" draw:layer="layout" draw:line-skew="0.684cm" svg:x1="3.117cm" svg:y1="15.065cm" svg:x2="3.117cm" svg:y2="18.404cm" draw:start-shape="id21" draw:start-glue-point="7" draw:end-shape="id23" draw:end-glue-point="7" svg:d="M3117 15065h1210v3339h-1210" svg:viewBox="0 0 1211 3340">
          <text:p/>
        </draw:connector>
        <draw:connector draw:style-name="gr37" draw:text-style-name="P15" draw:layer="layout" draw:line-skew="0.684cm" svg:x1="3.117cm" svg:y1="16.866cm" svg:x2="3.117cm" svg:y2="18.404cm" draw:start-shape="id22" draw:start-glue-point="7" draw:end-shape="id23" draw:end-glue-point="7" svg:d="M3117 16866h1210v1538h-1210" svg:viewBox="0 0 1211 1539">
          <text:p/>
        </draw:connector>
        <draw:custom-shape draw:style-name="gr17" draw:text-style-name="P15" xml:id="id26" draw:id="id26" draw:layer="layout" svg:width="1.905cm" svg:height="1.27cm" svg:x="6.824cm" svg:y="13.4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5" xml:id="id24" draw:id="id24" draw:layer="layout" svg:width="1.905cm" svg:height="1.27cm" svg:x="6.824cm" svg:y="9.7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xml:id="id29" draw:id="id29" draw:layer="layout" svg:width="1.905cm" svg:height="0.635cm" svg:x="6.824cm" svg:y="18.986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15" draw:layer="layout" draw:type="line" svg:x1="7.777cm" svg:y1="11.049cm" svg:x2="7.776cm" svg:y2="11.63cm" draw:start-shape="id24" draw:start-glue-point="6" draw:end-shape="id25" svg:d="M7777 11049l-1 581" svg:viewBox="0 0 2 582">
          <text:p/>
        </draw:connector>
        <draw:connector draw:style-name="gr20" draw:text-style-name="P15" draw:layer="layout" draw:type="line" svg:x1="7.777cm" svg:y1="14.7cm" svg:x2="7.777cm" svg:y2="15.33cm" draw:start-shape="id26" draw:start-glue-point="6" draw:end-shape="id27" draw:end-glue-point="4" svg:d="M7777 14700v630" svg:viewBox="0 0 1 631">
          <text:p/>
        </draw:connector>
        <draw:connector draw:style-name="gr20" draw:text-style-name="P15" draw:layer="layout" draw:type="line" svg:x1="7.777cm" svg:y1="16.478cm" svg:x2="7.777cm" svg:y2="17.131cm" draw:end-shape="id28" draw:end-glue-point="4" svg:d="M7777 16478v653" svg:viewBox="0 0 1 654">
          <text:p/>
        </draw:connector>
        <draw:custom-shape draw:style-name="gr17" draw:text-style-name="P15" xml:id="id27" draw:id="id27" draw:layer="layout" svg:width="1.905cm" svg:height="1.27cm" svg:x="6.824cm" svg:y="15.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9" draw:text-style-name="P15" draw:layer="layout" svg:x1="8.729cm" svg:y1="14.065cm" svg:x2="8.729cm" svg:y2="12.265cm" draw:start-shape="id26" draw:start-glue-point="7" draw:end-shape="id25" draw:end-glue-point="7" svg:d="M8729 14065h526v-1800h-526" svg:viewBox="0 0 527 1801">
          <text:p/>
        </draw:connector>
        <draw:custom-shape draw:style-name="gr17" draw:text-style-name="P15" xml:id="id28" draw:id="id28" draw:layer="layout" svg:width="1.905cm" svg:height="1.27cm" svg:x="6.824cm" svg:y="17.13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15" draw:layer="layout" draw:type="line" svg:x1="7.777cm" svg:y1="18.401cm" svg:x2="7.776cm" svg:y2="18.986cm" draw:start-shape="id28" draw:start-glue-point="6" draw:end-shape="id29" draw:end-glue-point="0" svg:d="M7777 18401l-1 585" svg:viewBox="0 0 2 586">
          <text:p/>
        </draw:connector>
        <draw:connector draw:style-name="gr39" draw:text-style-name="P15" draw:layer="layout" svg:x1="8.729cm" svg:y1="15.965cm" svg:x2="8.729cm" svg:y2="12.265cm" draw:start-shape="id27" draw:start-glue-point="7" draw:end-shape="id25" svg:d="M8729 15965h526v-3700h-526" svg:viewBox="0 0 527 3701">
          <text:p/>
        </draw:connector>
        <draw:connector draw:style-name="gr20" draw:text-style-name="P15" draw:layer="layout" svg:x1="8.729cm" svg:y1="17.766cm" svg:x2="8.729cm" svg:y2="12.265cm" draw:start-shape="id28" draw:start-glue-point="7" draw:end-shape="id25" draw:end-glue-point="7" svg:d="M8729 17766h526v-5501h-526" svg:viewBox="0 0 527 5502">
          <text:p/>
        </draw:connector>
        <draw:custom-shape draw:style-name="gr17" draw:text-style-name="P15" xml:id="id25" draw:id="id25" draw:layer="layout" svg:width="1.905cm" svg:height="1.27cm" svg:x="6.824cm" svg:y="11.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15" draw:layer="layout" draw:type="line" svg:x1="7.777cm" svg:y1="12.9cm" svg:x2="7.776cm" svg:y2="13.43cm" draw:start-shape="id25" draw:start-glue-point="6" draw:end-shape="id26" svg:d="M7777 12900l-1 530" svg:viewBox="0 0 2 531">
          <text:p/>
        </draw:connector>
        <draw:custom-shape draw:style-name="gr21" draw:text-style-name="P15" xml:id="id31" draw:id="id31" draw:layer="layout" svg:width="1.905cm" svg:height="1.27cm" svg:x="12.306cm" svg:y="14.7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30" draw:id="id30" draw:layer="layout" svg:width="1.905cm" svg:height="1.27cm" svg:x="12.306cm" svg:y="12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5" draw:layer="layout" svg:width="1.905cm" svg:height="0.635cm" svg:x="12.306cm" svg:y="16.49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15" draw:layer="layout" draw:type="line" svg:x1="13.259cm" svg:y1="14.254cm" svg:x2="13.259cm" svg:y2="14.735cm" draw:start-shape="id30" draw:start-glue-point="6" draw:end-shape="id31" draw:end-glue-point="4" svg:d="M13259 14254v481" svg:viewBox="0 0 1 482">
          <text:p/>
        </draw:connector>
        <draw:connector draw:style-name="gr24" draw:text-style-name="P15" draw:layer="layout" draw:type="line" svg:x1="13.259cm" svg:y1="16.005cm" svg:x2="13.259cm" svg:y2="16.513cm" draw:start-shape="id31" draw:start-glue-point="6" svg:d="M13259 16005v508" svg:viewBox="0 0 1 509">
          <text:p/>
        </draw:connector>
        <draw:connector draw:style-name="gr24" draw:text-style-name="P15" draw:layer="layout" draw:type="line" svg:x1="14.211cm" svg:y1="15.37cm" svg:x2="14.895cm" svg:y2="15.397cm" draw:start-shape="id31" draw:start-glue-point="7" svg:d="M14211 15370l684 27" svg:viewBox="0 0 685 28">
          <text:p/>
        </draw:connector>
        <draw:custom-shape draw:style-name="gr23" draw:text-style-name="P15" draw:layer="layout" svg:width="1.905cm" svg:height="0.635cm" svg:x="14.881cm" svg:y="15.116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5" xml:id="id33" draw:id="id33" draw:layer="layout" svg:width="1.905cm" svg:height="1.27cm" svg:x="12.303cm" svg:y="20.83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15" xml:id="id32" draw:id="id32" draw:layer="layout" svg:width="1.905cm" svg:height="1.27cm" svg:x="12.303cm" svg:y="19.0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xml:id="id35" draw:id="id35" draw:layer="layout" svg:width="1.905cm" svg:height="0.635cm" svg:x="12.303cm" svg:y="24.49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5" xml:id="id34" draw:id="id34" draw:layer="layout" svg:width="1.905cm" svg:height="1.27cm" svg:x="12.303cm" svg:y="22.6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xml:id="id36" draw:id="id36" draw:layer="layout" svg:width="1.905cm" svg:height="1.27cm" svg:x="14.892cm" svg:y="20.86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5" draw:layer="layout" draw:type="line" svg:x1="13.256cm" svg:y1="20.358cm" svg:x2="13.256cm" svg:y2="20.839cm" draw:start-shape="id32" draw:start-glue-point="6" draw:end-shape="id33" draw:end-glue-point="4" svg:d="M13256 20358v481" svg:viewBox="0 0 1 482">
          <text:p/>
        </draw:connector>
        <draw:connector draw:style-name="gr28" draw:text-style-name="P15" draw:layer="layout" draw:type="line" svg:x1="13.256cm" svg:y1="22.109cm" svg:x2="13.256cm" svg:y2="22.617cm" draw:start-shape="id33" draw:start-glue-point="6" draw:end-shape="id34" draw:end-glue-point="4" svg:d="M13256 22109v508" svg:viewBox="0 0 1 509">
          <text:p/>
        </draw:connector>
        <draw:connector draw:style-name="gr28" draw:text-style-name="P15" draw:layer="layout" draw:type="line" svg:x1="13.256cm" svg:y1="23.887cm" svg:x2="13.256cm" svg:y2="24.495cm" draw:start-shape="id34" draw:start-glue-point="6" draw:end-shape="id35" draw:end-glue-point="4" svg:d="M13256 23887v608" svg:viewBox="0 0 1 609">
          <text:p/>
        </draw:connector>
        <draw:connector draw:style-name="gr28" draw:text-style-name="P15" draw:layer="layout" draw:type="line" svg:x1="14.208cm" svg:y1="21.474cm" svg:x2="14.892cm" svg:y2="21.501cm" draw:start-shape="id33" draw:start-glue-point="7" draw:end-shape="id36" draw:end-glue-point="5" svg:d="M14208 21474l684 27" svg:viewBox="0 0 685 28">
          <text:p/>
        </draw:connector>
        <draw:connector draw:style-name="gr28" draw:text-style-name="P15" draw:layer="layout" svg:x1="16.797cm" svg:y1="21.501cm" svg:x2="14.208cm" svg:y2="19.723cm" draw:start-shape="id36" draw:start-glue-point="7" draw:end-shape="id32" draw:end-glue-point="7" svg:d="M16797 21501h526v-1778h-3115" svg:viewBox="0 0 3116 1779">
          <text:p/>
        </draw:connector>
      </draw:page>
      <draw:page draw:name="page3" draw:style-name="dp1" draw:master-page-name="Default">
        <draw:custom-shape draw:style-name="gr40" draw:text-style-name="P16" xml:id="id38" draw:id="id38" draw:layer="layout" svg:width="1.905cm" svg:height="1.27cm" svg:x="1.762cm" svg:y="3.005cm">
          <text:p text:style-name="P1"><text:span text:style-name="T9">A.</text:span></text:p>
          <text:p text:style-name="P1"><text:span text:style-name="T9">Add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1" draw:text-style-name="P17" xml:id="id37" draw:id="id37" draw:layer="layout" svg:width="3.175cm" svg:height="1.27cm" svg:x="1.127cm" svg:y="1.254cm">
          <text:p text:style-name="P1"><text:span text:style-name="T10">prompt for</text:span></text:p>
          <text:p text:style-name="P1"><text:span text:style-name="T10">ope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8" xml:id="id41" draw:id="id41" draw:layer="layout" svg:width="1.905cm" svg:height="0.635cm" svg:x="1.762cm" svg:y="10.249cm">
          <text:p text:style-name="P1"><text:span text:style-name="T11">⯃</text:span><text:span text:style-name="T1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17" xml:id="id42" draw:id="id42" draw:layer="layout" svg:width="1.905cm" svg:height="1.27cm" svg:x="4.351cm" svg:y="3.032cm">
          <text:p text:style-name="P1"><text:span text:style-name="T10">x+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2.715cm" svg:y1="2.524cm" svg:x2="2.715cm" svg:y2="3.005cm" draw:start-shape="id37" draw:start-glue-point="6" draw:end-shape="id38" draw:end-glue-point="4" svg:d="M2715 2524v481" svg:viewBox="0 0 1 482">
          <text:p/>
        </draw:connector>
        <draw:connector draw:style-name="gr32" draw:text-style-name="P17" draw:layer="layout" draw:type="line" svg:x1="2.715cm" svg:y1="4.275cm" svg:x2="2.715cm" svg:y2="4.805cm" draw:start-shape="id38" draw:start-glue-point="6" draw:end-shape="id39" draw:end-glue-point="4" svg:d="M2715 4275v530" svg:viewBox="0 0 1 531">
          <text:p/>
        </draw:connector>
        <draw:connector draw:style-name="gr32" draw:text-style-name="P17" draw:layer="layout" draw:type="line" svg:x1="2.714cm" svg:y1="9.677cm" svg:x2="2.715cm" svg:y2="10.249cm" draw:start-shape="id40" draw:end-shape="id41" draw:end-glue-point="4" svg:d="M2714 9677l1 572" svg:viewBox="0 0 2 573">
          <text:p/>
        </draw:connector>
        <draw:connector draw:style-name="gr32" draw:text-style-name="P17" draw:layer="layout" draw:type="line" svg:x1="3.667cm" svg:y1="3.64cm" svg:x2="4.351cm" svg:y2="3.667cm" draw:start-shape="id38" draw:start-glue-point="7" draw:end-shape="id42" draw:end-glue-point="5" svg:d="M3667 3640l684 27" svg:viewBox="0 0 685 28">
          <text:p/>
        </draw:connector>
        <draw:connector draw:style-name="gr33" draw:text-style-name="P17" draw:layer="layout" svg:x1="6.256cm" svg:y1="3.667cm" svg:x2="3.667cm" svg:y2="10.567cm" draw:start-shape="id42" draw:start-glue-point="7" draw:end-shape="id41" draw:end-glue-point="7" svg:d="M6256 3667h526v6900h-3115" svg:viewBox="0 0 3116 6901">
          <text:p/>
        </draw:connector>
        <draw:custom-shape draw:style-name="gr40" draw:text-style-name="P16" xml:id="id39" draw:id="id39" draw:layer="layout" svg:width="1.905cm" svg:height="1.27cm" svg:x="1.762cm" svg:y="4.805cm">
          <text:p text:style-name="P1"><text:span text:style-name="T9">B.</text:span></text:p>
          <text:p text:style-name="P1"><text:span text:style-name="T9">subtract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43" draw:id="id43" draw:layer="layout" svg:width="1.905cm" svg:height="1.27cm" svg:x="4.351cm" svg:y="4.832cm">
          <text:p text:style-name="P1"><text:span text:style-name="T10">x–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3.667cm" svg:y1="5.44cm" svg:x2="4.351cm" svg:y2="5.467cm" draw:start-shape="id39" draw:start-glue-point="7" draw:end-shape="id43" draw:end-glue-point="5" svg:d="M3667 5440l684 27" svg:viewBox="0 0 685 28">
          <text:p/>
        </draw:connector>
        <draw:connector draw:style-name="gr32" draw:text-style-name="P17" draw:layer="layout" svg:x1="6.256cm" svg:y1="5.467cm" svg:x2="3.667cm" svg:y2="10.567cm" draw:start-shape="id43" draw:start-glue-point="7" draw:end-shape="id41" draw:end-glue-point="7" svg:d="M6256 5467h526v5100h-3115" svg:viewBox="0 0 3116 5101">
          <text:p/>
        </draw:connector>
        <draw:custom-shape draw:style-name="gr40" draw:text-style-name="P17" xml:id="id44" draw:id="id44" draw:layer="layout" svg:width="1.905cm" svg:height="1.27cm" svg:x="1.762cm" svg:y="6.606cm">
          <text:p text:style-name="P1"><text:span text:style-name="T9">c.</text:span></text:p>
          <text:p text:style-name="P1"><text:span text:style-name="T9">multiply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45" draw:id="id45" draw:layer="layout" svg:width="1.905cm" svg:height="1.27cm" svg:x="4.351cm" svg:y="6.633cm">
          <text:p text:style-name="P1"><text:span text:style-name="T10">x*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3.667cm" svg:y1="7.241cm" svg:x2="4.351cm" svg:y2="7.268cm" draw:start-shape="id44" draw:start-glue-point="7" draw:end-shape="id45" draw:end-glue-point="5" svg:d="M3667 7241l684 27" svg:viewBox="0 0 685 28">
          <text:p/>
        </draw:connector>
        <draw:custom-shape draw:style-name="gr40" draw:text-style-name="P17" xml:id="id40" draw:id="id40" draw:layer="layout" svg:width="1.905cm" svg:height="1.27cm" svg:x="1.762cm" svg:y="8.407cm">
          <text:p text:style-name="P1"><text:span text:style-name="T9">D.</text:span></text:p>
          <text:p text:style-name="P1"><text:span text:style-name="T9">divide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46" draw:id="id46" draw:layer="layout" svg:width="1.905cm" svg:height="1.27cm" svg:x="4.351cm" svg:y="8.434cm">
          <text:p text:style-name="P1"><text:span text:style-name="T10">x/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3.667cm" svg:y1="9.042cm" svg:x2="4.351cm" svg:y2="9.069cm" draw:start-shape="id40" draw:start-glue-point="7" draw:end-shape="id46" draw:end-glue-point="5" svg:d="M3667 9042l684 27" svg:viewBox="0 0 685 28">
          <text:p/>
        </draw:connector>
        <draw:connector draw:style-name="gr32" draw:text-style-name="P17" draw:layer="layout" draw:type="line" svg:x1="2.715cm" svg:y1="6.075cm" svg:x2="2.715cm" svg:y2="6.606cm" draw:start-shape="id39" draw:start-glue-point="6" draw:end-shape="id44" draw:end-glue-point="4" svg:d="M2715 6075v531" svg:viewBox="0 0 1 532">
          <text:p/>
        </draw:connector>
        <draw:connector draw:style-name="gr32" draw:text-style-name="P17" draw:layer="layout" draw:type="line" svg:x1="2.715cm" svg:y1="7.876cm" svg:x2="2.715cm" svg:y2="8.407cm" draw:start-shape="id44" draw:start-glue-point="6" draw:end-shape="id40" draw:end-glue-point="4" svg:d="M2715 7876v531" svg:viewBox="0 0 1 532">
          <text:p/>
        </draw:connector>
        <draw:connector draw:style-name="gr32" draw:text-style-name="P17" draw:layer="layout" svg:x1="6.256cm" svg:y1="7.268cm" svg:x2="3.667cm" svg:y2="10.566cm" draw:start-shape="id45" draw:start-glue-point="7" draw:end-shape="id41" svg:d="M6256 7268h526v3298h-3115" svg:viewBox="0 0 3116 3299">
          <text:p/>
        </draw:connector>
        <draw:connector draw:style-name="gr32" draw:text-style-name="P17" draw:layer="layout" svg:x1="6.256cm" svg:y1="9.069cm" svg:x2="3.667cm" svg:y2="10.566cm" draw:start-shape="id46" draw:start-glue-point="7" draw:end-shape="id41" svg:d="M6256 9069h526v1497h-3115" svg:viewBox="0 0 3116 1498">
          <text:p/>
        </draw:connector>
        <draw:custom-shape draw:style-name="gr40" draw:text-style-name="P17" xml:id="id48" draw:id="id48" draw:layer="layout" svg:width="1.905cm" svg:height="1.27cm" svg:x="9.762cm" svg:y="3.005cm">
          <text:p text:style-name="P1"><text:span text:style-name="T9">A.</text:span></text:p>
          <text:p text:style-name="P1"><text:span text:style-name="T9">Add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1" draw:text-style-name="P17" xml:id="id47" draw:id="id47" draw:layer="layout" svg:width="3.175cm" svg:height="1.27cm" svg:x="9.127cm" svg:y="1.254cm">
          <text:p text:style-name="P1"><text:span text:style-name="T10">prompt for</text:span></text:p>
          <text:p text:style-name="P1"><text:span text:style-name="T10">ope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8" xml:id="id51" draw:id="id51" draw:layer="layout" svg:width="1.905cm" svg:height="0.635cm" svg:x="13.862cm" svg:y="10.349cm">
          <text:p text:style-name="P1"><text:span text:style-name="T11">⯃</text:span><text:span text:style-name="T1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17" xml:id="id50" draw:id="id50" draw:layer="layout" svg:width="1.905cm" svg:height="1.27cm" svg:x="12.351cm" svg:y="3.032cm">
          <text:p text:style-name="P1"><text:span text:style-name="T10">x+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10.715cm" svg:y1="2.524cm" svg:x2="10.715cm" svg:y2="3.005cm" draw:start-shape="id47" draw:start-glue-point="6" draw:end-shape="id48" draw:end-glue-point="4" svg:d="M10715 2524v481" svg:viewBox="0 0 1 482">
          <text:p/>
        </draw:connector>
        <draw:connector draw:style-name="gr32" draw:text-style-name="P17" draw:layer="layout" draw:type="line" svg:x1="10.715cm" svg:y1="4.275cm" svg:x2="10.715cm" svg:y2="4.805cm" draw:start-shape="id48" draw:start-glue-point="6" draw:end-shape="id49" draw:end-glue-point="4" svg:d="M10715 4275v530" svg:viewBox="0 0 1 531">
          <text:p/>
        </draw:connector>
        <draw:connector draw:style-name="gr32" draw:text-style-name="P17" draw:layer="layout" draw:type="line" svg:x1="11.667cm" svg:y1="3.64cm" svg:x2="12.351cm" svg:y2="3.667cm" draw:start-shape="id48" draw:start-glue-point="7" draw:end-shape="id50" draw:end-glue-point="5" svg:d="M11667 3640l684 27" svg:viewBox="0 0 685 28">
          <text:p/>
        </draw:connector>
        <draw:connector draw:style-name="gr33" draw:text-style-name="P17" draw:layer="layout" svg:x1="14.256cm" svg:y1="3.667cm" svg:x2="14.815cm" svg:y2="10.349cm" draw:start-shape="id50" draw:start-glue-point="7" draw:end-shape="id51" draw:end-glue-point="4" svg:d="M14256 3667h559v6682" svg:viewBox="0 0 560 6683">
          <text:p/>
        </draw:connector>
        <draw:custom-shape draw:style-name="gr40" draw:text-style-name="P17" xml:id="id49" draw:id="id49" draw:layer="layout" svg:width="1.905cm" svg:height="1.27cm" svg:x="9.762cm" svg:y="4.805cm">
          <text:p text:style-name="P1"><text:span text:style-name="T9">B.</text:span></text:p>
          <text:p text:style-name="P1"><text:span text:style-name="T9">subtract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52" draw:id="id52" draw:layer="layout" svg:width="1.905cm" svg:height="1.27cm" svg:x="12.351cm" svg:y="4.832cm">
          <text:p text:style-name="P1"><text:span text:style-name="T10">x–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11.667cm" svg:y1="5.44cm" svg:x2="12.351cm" svg:y2="5.467cm" draw:start-shape="id49" draw:start-glue-point="7" draw:end-shape="id52" draw:end-glue-point="5" svg:d="M11667 5440l684 27" svg:viewBox="0 0 685 28">
          <text:p/>
        </draw:connector>
        <draw:connector draw:style-name="gr32" draw:text-style-name="P17" draw:layer="layout" svg:x1="14.256cm" svg:y1="5.467cm" svg:x2="14.815cm" svg:y2="10.349cm" draw:start-shape="id52" draw:start-glue-point="7" draw:end-shape="id51" draw:end-glue-point="4" svg:d="M14256 5467h559v4882" svg:viewBox="0 0 560 4883">
          <text:p/>
        </draw:connector>
        <draw:custom-shape draw:style-name="gr40" draw:text-style-name="P17" xml:id="id53" draw:id="id53" draw:layer="layout" svg:width="1.905cm" svg:height="1.27cm" svg:x="9.762cm" svg:y="6.606cm">
          <text:p text:style-name="P1"><text:span text:style-name="T9">c.</text:span></text:p>
          <text:p text:style-name="P1"><text:span text:style-name="T9">multiply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54" draw:id="id54" draw:layer="layout" svg:width="1.905cm" svg:height="1.27cm" svg:x="12.351cm" svg:y="6.633cm">
          <text:p text:style-name="P1"><text:span text:style-name="T10">x*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11.667cm" svg:y1="7.241cm" svg:x2="12.351cm" svg:y2="7.268cm" draw:start-shape="id53" draw:start-glue-point="7" draw:end-shape="id54" draw:end-glue-point="5" svg:d="M11667 7241l684 27" svg:viewBox="0 0 685 28">
          <text:p/>
        </draw:connector>
        <draw:custom-shape draw:style-name="gr40" draw:text-style-name="P17" xml:id="id55" draw:id="id55" draw:layer="layout" svg:width="1.905cm" svg:height="1.27cm" svg:x="9.762cm" svg:y="8.407cm">
          <text:p text:style-name="P1"><text:span text:style-name="T9">D.</text:span></text:p>
          <text:p text:style-name="P1"><text:span text:style-name="T9">divide?</text:span></text:p>
          <text:p text:style-name="P1"><text:span text:style-name="T9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56" draw:id="id56" draw:layer="layout" svg:width="1.905cm" svg:height="1.27cm" svg:x="12.351cm" svg:y="8.434cm">
          <text:p text:style-name="P1"><text:span text:style-name="T10">x/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17" draw:layer="layout" draw:type="line" svg:x1="11.667cm" svg:y1="9.042cm" svg:x2="12.351cm" svg:y2="9.069cm" draw:start-shape="id55" draw:start-glue-point="7" draw:end-shape="id56" draw:end-glue-point="5" svg:d="M11667 9042l684 27" svg:viewBox="0 0 685 28">
          <text:p/>
        </draw:connector>
        <draw:connector draw:style-name="gr32" draw:text-style-name="P17" draw:layer="layout" draw:type="line" svg:x1="10.715cm" svg:y1="6.075cm" svg:x2="10.715cm" svg:y2="6.606cm" draw:start-shape="id49" draw:start-glue-point="6" draw:end-shape="id53" draw:end-glue-point="4" svg:d="M10715 6075v531" svg:viewBox="0 0 1 532">
          <text:p/>
        </draw:connector>
        <draw:connector draw:style-name="gr32" draw:text-style-name="P17" draw:layer="layout" draw:type="line" svg:x1="10.715cm" svg:y1="7.876cm" svg:x2="10.715cm" svg:y2="8.407cm" draw:start-shape="id53" draw:start-glue-point="6" draw:end-shape="id55" draw:end-glue-point="4" svg:d="M10715 7876v531" svg:viewBox="0 0 1 532">
          <text:p/>
        </draw:connector>
        <draw:connector draw:style-name="gr32" draw:text-style-name="P17" draw:layer="layout" svg:x1="14.256cm" svg:y1="7.268cm" svg:x2="14.815cm" svg:y2="10.349cm" draw:start-shape="id54" draw:start-glue-point="7" draw:end-shape="id51" draw:end-glue-point="4" svg:d="M14256 7268h559v3081" svg:viewBox="0 0 560 3082">
          <text:p/>
        </draw:connector>
        <draw:connector draw:style-name="gr32" draw:text-style-name="P17" draw:layer="layout" svg:x1="14.256cm" svg:y1="9.069cm" svg:x2="14.815cm" svg:y2="10.349cm" draw:start-shape="id56" draw:start-glue-point="7" draw:end-shape="id51" draw:end-glue-point="4" svg:d="M14256 9069h559v1280" svg:viewBox="0 0 560 1281">
          <text:p/>
        </draw:connector>
        <draw:connector draw:style-name="gr32" draw:text-style-name="P17" draw:layer="layout" svg:x1="10.715cm" svg:y1="9.677cm" svg:x2="9.127cm" svg:y2="1.889cm" draw:start-shape="id55" draw:start-glue-point="6" draw:end-shape="id47" draw:end-glue-point="5" svg:d="M10715 9677v527h-2115v-8315h527" svg:viewBox="0 0 2116 8316">
          <text:p/>
        </draw:connector>
        <draw:frame draw:style-name="gr44" draw:text-style-name="P19" draw:layer="layout" svg:width="3.343cm" svg:height="0.621cm" draw:transform="rotate (1.5707963267949) translate (7.991cm 7.985cm)">
          <draw:text-box>
            <text:p text:style-name="P1"><text:span text:style-name="T10">invalid input</text:span></text:p>
          </draw:text-box>
        </draw:frame>
        <draw:custom-shape draw:style-name="gr45" draw:text-style-name="P20" xml:id="id57" draw:id="id57" draw:layer="layout" svg:width="1.905cm" svg:height="1.27cm" svg:x="1.762cm" svg:y="13.854cm">
          <text:p text:style-name="P1"><text:span text:style-name="T12">while </text:span><text:span text:style-name="T13">expr</text:span><text:span text:style-name="T12">: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6" draw:text-style-name="P20" xml:id="id58" draw:id="id58" draw:layer="layout" svg:width="1.905cm" svg:height="1.27cm" svg:x="1.762cm" svg:y="15.632cm">
          <text:p text:style-name="P1"><text:span text:style-name="T12">process #2</text:span></text:p>
          <text:p text:style-name="P1"><text:span text:style-name="T12">(after the</text:span></text:p>
          <text:p text:style-name="P1"><text:span text:style-name="T12">loo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0" xml:id="id59" draw:id="id59" draw:layer="layout" svg:width="1.905cm" svg:height="1.27cm" svg:x="4.351cm" svg:y="13.881cm">
          <text:p text:style-name="P1"><text:span text:style-name="T12">Process #1</text:span></text:p>
          <text:p text:style-name="P1"><text:span text:style-name="T12">(in the loo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0" draw:layer="layout" draw:type="line" svg:x1="2.709cm" svg:y1="12.524cm" svg:x2="2.715cm" svg:y2="13.854cm" draw:end-shape="id57" draw:end-glue-point="4" svg:d="M2709 12524l6 1330" svg:viewBox="0 0 7 1331">
          <text:p/>
        </draw:connector>
        <draw:connector draw:style-name="gr48" draw:text-style-name="P20" draw:layer="layout" draw:type="line" svg:x1="2.715cm" svg:y1="15.124cm" svg:x2="2.715cm" svg:y2="15.632cm" draw:start-shape="id57" draw:start-glue-point="6" draw:end-shape="id58" draw:end-glue-point="4" svg:d="M2715 15124v508" svg:viewBox="0 0 1 509">
          <text:p text:style-name="P1"><text:span text:style-name="T12">F</text:span></text:p>
        </draw:connector>
        <draw:connector draw:style-name="gr47" draw:text-style-name="P20" draw:layer="layout" draw:type="line" svg:x1="2.715cm" svg:y1="16.902cm" svg:x2="2.715cm" svg:y2="17.51cm" draw:start-shape="id58" draw:start-glue-point="6" svg:d="M2715 16902v608" svg:viewBox="0 0 1 609">
          <text:p/>
        </draw:connector>
        <draw:connector draw:style-name="gr48" draw:text-style-name="P20" draw:layer="layout" draw:type="line" svg:x1="3.667cm" svg:y1="14.489cm" svg:x2="4.351cm" svg:y2="14.516cm" draw:start-shape="id57" draw:start-glue-point="7" draw:end-shape="id59" draw:end-glue-point="5" svg:d="M3667 14489l684 27" svg:viewBox="0 0 685 28">
          <text:p text:style-name="P1"><text:span text:style-name="T12">T</text:span></text:p>
        </draw:connector>
        <draw:connector draw:style-name="gr47" draw:text-style-name="P20" draw:layer="layout" svg:x1="6.256cm" svg:y1="14.516cm" svg:x2="2.715cm" svg:y2="13.854cm" draw:start-shape="id59" draw:start-glue-point="7" draw:end-shape="id57" draw:end-glue-point="4" svg:d="M6256 14516h513v-1175h-4054v513" svg:viewBox="0 0 4055 1176">
          <text:p/>
        </draw:connector>
        <draw:custom-shape draw:style-name="gr49" draw:text-style-name="P8" draw:layer="layout" svg:width="5.078cm" svg:height="1.27cm" svg:x="8.493cm" svg:y="14.335cm">
          <text:p text:style-name="P1"><text:span text:style-name="T6">Boolean</text:span></text:p>
          <text:p text:style-name="P1"><text:span text:style-name="T6">condi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1" draw:text-style-name="P7" draw:layer="layout" svg:x1="11.066cm" svg:y1="13.192cm" svg:x2="11.066cm" svg:y2="14.335cm">
          <text:p/>
        </draw:line>
        <draw:line draw:style-name="gr11" draw:text-style-name="P7" draw:layer="layout" svg:x1="11.066cm" svg:y1="15.574cm" svg:x2="11.066cm" svg:y2="16.717cm">
          <text:p/>
        </draw:line>
        <draw:line draw:style-name="gr11" draw:text-style-name="P7" draw:layer="layout" svg:x1="13.606cm" svg:y1="14.97cm" svg:x2="15.003cm" svg:y2="14.97cm">
          <text:p/>
        </draw:line>
        <draw:frame draw:style-name="gr12" draw:text-style-name="P9" draw:layer="layout" svg:width="1.705cm" svg:height="0.674cm" svg:x="13.325cm" svg:y="14.295cm">
          <draw:text-box>
            <text:p text:style-name="P1"><text:span text:style-name="T6">false</text:span></text:p>
          </draw:text-box>
        </draw:frame>
        <draw:frame draw:style-name="gr12" draw:text-style-name="P9" draw:layer="layout" svg:width="1.524cm" svg:height="0.674cm" svg:x="11.066cm" svg:y="15.605cm">
          <draw:text-box>
            <text:p text:style-name="P1"><text:span text:style-name="T6">true</text:span></text:p>
          </draw:text-box>
        </draw:frame>
        <draw:line draw:style-name="gr6" draw:text-style-name="P7" draw:layer="layout" svg:x1="17.867cm" svg:y1="13.18cm" svg:x2="17.867cm" svg:y2="14.323cm">
          <text:p/>
        </draw:line>
        <draw:line draw:style-name="gr6" draw:text-style-name="P7" draw:layer="layout" svg:x1="17.867cm" svg:y1="15.562cm" svg:x2="17.867cm" svg:y2="16.705cm">
          <text:p/>
        </draw:line>
        <draw:custom-shape draw:style-name="gr50" draw:text-style-name="P3" draw:layer="layout" svg:width="5.078cm" svg:height="1.27cm" svg:x="15.294cm" svg:y="14.323cm">
          <text:p text:style-name="P1"><text:span text:style-name="T2">process</text:span></text:p>
          <text:p text:style-name="P1"><text:span text:style-name="T2">(set of statements)</text:span></text:p>
          <draw:enhanced-geometry svg:viewBox="0 0 21600 21600" draw:path-stretchpoint-x="10800" draw:path-stretchpoint-y="10800" draw:text-areas="?f3 ?f4 ?f5 ?f6" draw:type="round-rectangle" draw:modifiers="1181.11019055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1" draw:text-style-name="P21" draw:layer="layout" svg:width="1.905cm" svg:height="1.27cm" svg:x="15.696cm" svg:y="3.005cm" svg:viewBox="0 0 1906 1271" svg:d="M0 635l953-635 953 635-953 636zM0 0zM1906 1271z">
          <draw:glue-point draw:id="4" svg:x="0.953cm" svg:y="0cm" draw:align="top-left"/>
          <draw:glue-point draw:id="5" svg:x="0cm" svg:y="0.635cm" draw:align="top-left"/>
          <draw:glue-point draw:id="6" svg:x="0.953cm" svg:y="1.271cm" draw:align="top-left"/>
          <draw:glue-point draw:id="7" svg:x="1.906cm" svg:y="0.635cm" draw:align="top-left"/>
          <text:p text:style-name="P1"><text:span text:style-name="T14">A&gt;=0?</text:span></text:p>
        </draw:path>
        <draw:path draw:style-name="gr52" draw:text-style-name="P21" draw:layer="layout" svg:width="1.905cm" svg:height="1.27cm" svg:x="15.696cm" svg:y="1.254cm" svg:viewBox="0 0 1906 1271" svg:d="M0 0h1906v1271h-1906zM0 0zM1906 1271z">
          <draw:glue-point draw:id="4" svg:x="0.953cm" svg:y="0cm" draw:align="top-left"/>
          <draw:glue-point draw:id="5" svg:x="0cm" svg:y="0.635cm" draw:align="top-left"/>
          <draw:glue-point draw:id="6" svg:x="0.953cm" svg:y="1.271cm" draw:align="top-left"/>
          <draw:glue-point draw:id="7" svg:x="1.906cm" svg:y="0.635cm" draw:align="top-left"/>
          <text:p text:style-name="P1"><text:span text:style-name="T14">get</text:span></text:p>
          <text:p text:style-name="P1"><text:span text:style-name="T14">input</text:span></text:p>
        </draw:path>
        <draw:connector draw:style-name="gr28" draw:text-style-name="P21" draw:layer="layout" draw:type="line" svg:x1="16.65cm" svg:y1="2.524cm" svg:x2="16.65cm" svg:y2="3.005cm" svg:d="M16650 2524v481" svg:viewBox="0 0 1 482">
          <text:p/>
        </draw:connector>
        <draw:connector draw:style-name="gr28" draw:text-style-name="P21" draw:layer="layout" draw:type="line" svg:x1="16.65cm" svg:y1="4.275cm" svg:x2="16.65cm" svg:y2="4.783cm" svg:d="M16650 4275v508" svg:viewBox="0 0 1 509">
          <text:p/>
        </draw:connector>
        <draw:connector draw:style-name="gr28" draw:text-style-name="P21" draw:layer="layout" draw:type="line" svg:x1="17.602cm" svg:y1="3.64cm" svg:x2="18.286cm" svg:y2="3.667cm" svg:d="M17602 3640l684 27" svg:viewBox="0 0 685 28">
          <text:p/>
        </draw:connector>
        <draw:path draw:style-name="gr53" draw:text-style-name="P21" draw:layer="layout" svg:width="1.905cm" svg:height="0.635cm" svg:x="18.271cm" svg:y="3.385cm" svg:viewBox="0 0 1906 636" svg:d="M306 636c-153 0-306-159-306-318s153-318 306-318h1293c153 0 307 159 307 318s-154 318-307 318zM0 0zM1906 636z">
          <draw:glue-point draw:id="4" svg:x="0.953cm" svg:y="0cm" draw:align="top-left"/>
          <draw:glue-point draw:id="5" svg:x="0cm" svg:y="0.318cm" draw:align="top-left"/>
          <draw:glue-point draw:id="6" svg:x="0.953cm" svg:y="0.636cm" draw:align="top-left"/>
          <draw:glue-point draw:id="7" svg:x="1.906cm" svg:y="0.318cm" draw:align="top-left"/>
          <text:p text:style-name="P1"><text:span text:style-name="T15">⯃</text:span><text:span text:style-name="T15">end</text:span></text:p>
        </draw:path>
        <draw:path draw:style-name="gr53" draw:text-style-name="P21" draw:layer="layout" svg:width="1.905cm" svg:height="0.635cm" svg:x="15.696cm" svg:y="5.961cm" svg:viewBox="0 0 1906 636" svg:d="M306 636c-153 0-306-159-306-318s153-318 306-318h1293c153 0 307 159 307 318s-154 318-307 318zM0 0zM1906 636z">
          <draw:glue-point draw:id="4" svg:x="0.953cm" svg:y="0cm" draw:align="top-left"/>
          <draw:glue-point draw:id="5" svg:x="0cm" svg:y="0.318cm" draw:align="top-left"/>
          <draw:glue-point draw:id="6" svg:x="0.953cm" svg:y="0.636cm" draw:align="top-left"/>
          <draw:glue-point draw:id="7" svg:x="1.906cm" svg:y="0.318cm" draw:align="top-left"/>
          <text:p text:style-name="P1"><text:span text:style-name="T15">⯃</text:span><text:span text:style-name="T15">end</text:span></text:p>
        </draw:path>
        <draw:connector draw:style-name="gr28" draw:text-style-name="P21" draw:layer="layout" draw:type="line" svg:x1="16.65cm" svg:y1="5.476cm" svg:x2="16.65cm" svg:y2="5.984cm" svg:d="M16650 5476v508" svg:viewBox="0 0 1 509">
          <text:p/>
        </draw:connector>
        <draw:custom-shape draw:style-name="gr54" draw:text-style-name="P21" draw:layer="layout" svg:width="1.905cm" svg:height="0.635cm" svg:x="15.707cm" svg:y="4.81cm">
          <text:p text:style-name="P1"><text:span text:style-name="T14">print(A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Bold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3:32:30.987774101</meta:creation-date>
    <dc:date>2017-09-23T21:50:46.491853271</dc:date>
    <meta:editing-duration>PT1H4M41S</meta:editing-duration>
    <meta:editing-cycles>12</meta:editing-cycles>
    <meta:generator>LibreOffice/5.1.6.2$Linux_X86_64 LibreOffice_project/10m0$Build-2</meta:generator>
    <meta:document-statistic meta:object-count="179"/>
  </office:meta>
</office:document-meta>
</file>